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25296" calcext:value-type="float">
            <text:p>39.3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3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2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2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5216" calcext:value-type="float">
            <text:p>38.68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2648" calcext:value-type="float">
            <text:p>38.71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3984" calcext:value-type="float">
            <text:p>38.73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3128" calcext:value-type="float">
            <text:p>38.74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7032" calcext:value-type="float">
            <text:p>38.73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008" calcext:value-type="float">
            <text:p>38.74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6176" calcext:value-type="float">
            <text:p>38.74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056" calcext:value-type="float">
            <text:p>38.7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2272" calcext:value-type="float">
            <text:p>38.75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8848" calcext:value-type="float">
            <text:p>38.78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58" calcext:value-type="float">
            <text:p>38.78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7992" calcext:value-type="float">
            <text:p>38.79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5424" calcext:value-type="float">
            <text:p>38.82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4568" calcext:value-type="float">
            <text:p>38.83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4944" calcext:value-type="float">
            <text:p>38.79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104" calcext:value-type="float">
            <text:p>38.8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4088" calcext:value-type="float">
            <text:p>38.80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8472" calcext:value-type="float">
            <text:p>38.82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91896" calcext:value-type="float">
            <text:p>38.79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0184" calcext:value-type="float">
            <text:p>38.81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0664" calcext:value-type="float">
            <text:p>38.84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2" calcext:value-type="float">
            <text:p>38.8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9808" calcext:value-type="float">
            <text:p>38.84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1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5528" calcext:value-type="float">
            <text:p>38.89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1144" calcext:value-type="float">
            <text:p>38.87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2856" calcext:value-type="float">
            <text:p>38.85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4192" calcext:value-type="float">
            <text:p>38.87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0768" calcext:value-type="float">
            <text:p>38.91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8096" calcext:value-type="float">
            <text:p>38.86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7724" calcext:value-type="float">
            <text:p>38.87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5152" calcext:value-type="float">
            <text:p>38.93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82" calcext:value-type="float">
            <text:p>38.93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4296" calcext:value-type="float">
            <text:p>38.94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2584" calcext:value-type="float">
            <text:p>38.96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9536" calcext:value-type="float">
            <text:p>38.95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344" calcext:value-type="float">
            <text:p>38.9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32104" calcext:value-type="float">
            <text:p>38.93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1728" calcext:value-type="float">
            <text:p>38.97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0872" calcext:value-type="float">
            <text:p>38.98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7448" calcext:value-type="float">
            <text:p>39.01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964" calcext:value-type="float">
            <text:p>39.02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5736" calcext:value-type="float">
            <text:p>39.0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32688" calcext:value-type="float">
            <text:p>39.03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84504" calcext:value-type="float">
            <text:p>39.08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4984" calcext:value-type="float">
            <text:p>39.1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156" calcext:value-type="float">
            <text:p>39.1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3272" calcext:value-type="float">
            <text:p>39.13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57656" calcext:value-type="float">
            <text:p>39.15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2792" calcext:value-type="float">
            <text:p>39.10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6696" calcext:value-type="float">
            <text:p>39.0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24128" calcext:value-type="float">
            <text:p>39.12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06" calcext:value-type="float">
            <text:p>39.09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584" calcext:value-type="float">
            <text:p>39.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3648" calcext:value-type="float">
            <text:p>39.09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30224" calcext:value-type="float">
            <text:p>39.1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08888" calcext:value-type="float">
            <text:p>39.10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111936" calcext:value-type="float">
            <text:p>39.11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99744" calcext:value-type="float">
            <text:p>39.09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7072" calcext:value-type="float">
            <text:p>39.05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54024" calcext:value-type="float">
            <text:p>39.05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2312" calcext:value-type="float">
            <text:p>39.07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012" calcext:value-type="float">
            <text:p>39.06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7536" calcext:value-type="float">
            <text:p>39.0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3168" calcext:value-type="float">
            <text:p>39.06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6216" calcext:value-type="float">
            <text:p>39.06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69264" calcext:value-type="float">
            <text:p>39.06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47928" calcext:value-type="float">
            <text:p>39.0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0496" calcext:value-type="float">
            <text:p>39.02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6592" calcext:value-type="float">
            <text:p>39.0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8304" calcext:value-type="float">
            <text:p>39.0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23544" calcext:value-type="float">
            <text:p>39.02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144" calcext:value-type="float">
            <text:p>39.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2208" calcext:value-type="float">
            <text:p>39.00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005256" calcext:value-type="float">
            <text:p>39.00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74776" calcext:value-type="float">
            <text:p>38.97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6968" calcext:value-type="float">
            <text:p>38.98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8392" calcext:value-type="float">
            <text:p>38.9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0392" calcext:value-type="float">
            <text:p>38.95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6864" calcext:value-type="float">
            <text:p>38.91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868" calcext:value-type="float">
            <text:p>38.96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65632" calcext:value-type="float">
            <text:p>38.96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47344" calcext:value-type="float">
            <text:p>38.94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56488" calcext:value-type="float">
            <text:p>38.95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6008" calcext:value-type="float">
            <text:p>38.92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9912" calcext:value-type="float">
            <text:p>38.91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29056" calcext:value-type="float">
            <text:p>38.92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13816" calcext:value-type="float">
            <text:p>38.91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772" calcext:value-type="float">
            <text:p>38.90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4672" calcext:value-type="float">
            <text:p>38.90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248" calcext:value-type="float">
            <text:p>38.8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98576" calcext:value-type="float">
            <text:p>38.89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0288" calcext:value-type="float">
            <text:p>38.88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3336" calcext:value-type="float">
            <text:p>38.88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901624" calcext:value-type="float">
            <text:p>38.90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9432" calcext:value-type="float">
            <text:p>38.88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86384" calcext:value-type="float">
            <text:p>38.88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8952" calcext:value-type="float">
            <text:p>38.85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65048" calcext:value-type="float">
            <text:p>38.86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55904" calcext:value-type="float">
            <text:p>38.85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676" calcext:value-type="float">
            <text:p>38.84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43712" calcext:value-type="float">
            <text:p>38.84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7616" calcext:value-type="float">
            <text:p>38.83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9328" calcext:value-type="float">
            <text:p>38.81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22376" calcext:value-type="float">
            <text:p>38.82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3232" calcext:value-type="float">
            <text:p>38.81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3152" calcext:value-type="float">
            <text:p>38.8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1628" calcext:value-type="float">
            <text:p>38.81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807136" calcext:value-type="float">
            <text:p>38.80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82752" calcext:value-type="float">
            <text:p>38.78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6656" calcext:value-type="float">
            <text:p>38.77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9704" calcext:value-type="float">
            <text:p>38.77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7512" calcext:value-type="float">
            <text:p>38.76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4464" calcext:value-type="float">
            <text:p>38.76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73608" calcext:value-type="float">
            <text:p>38.77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532" calcext:value-type="float">
            <text:p>38.75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58368" calcext:value-type="float">
            <text:p>38.75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61416" calcext:value-type="float">
            <text:p>38.76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49224" calcext:value-type="float">
            <text:p>38.74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30936" calcext:value-type="float">
            <text:p>38.73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5696" calcext:value-type="float">
            <text:p>38.71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18744" calcext:value-type="float">
            <text:p>38.71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96" calcext:value-type="float">
            <text:p>38.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9436" calcext:value-type="float">
            <text:p>38.69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2168" calcext:value-type="float">
            <text:p>38.68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700456" calcext:value-type="float">
            <text:p>38.70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88264" calcext:value-type="float">
            <text:p>38.68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76072" calcext:value-type="float">
            <text:p>38.67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66928" calcext:value-type="float">
            <text:p>38.66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45592" calcext:value-type="float">
            <text:p>38.64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9496" calcext:value-type="float">
            <text:p>38.63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7304" calcext:value-type="float">
            <text:p>38.62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24256" calcext:value-type="float">
            <text:p>38.62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30352" calcext:value-type="float">
            <text:p>38.63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816" calcext:value-type="float">
            <text:p>38.6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15112" calcext:value-type="float">
            <text:p>38.61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9872" calcext:value-type="float">
            <text:p>38.59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9016" calcext:value-type="float">
            <text:p>38.60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0728" calcext:value-type="float">
            <text:p>38.59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605968" calcext:value-type="float">
            <text:p>38.6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8768" calcext:value-type="float">
            <text:p>38.5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93776" calcext:value-type="float">
            <text:p>38.59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78536" calcext:value-type="float">
            <text:p>38.57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5008" calcext:value-type="float">
            <text:p>38.54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4152" calcext:value-type="float">
            <text:p>38.55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1104" calcext:value-type="float">
            <text:p>38.55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572" calcext:value-type="float">
            <text:p>38.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0248" calcext:value-type="float">
            <text:p>38.56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4196" calcext:value-type="float">
            <text:p>38.54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38912" calcext:value-type="float">
            <text:p>38.53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672" calcext:value-type="float">
            <text:p>38.5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14528" calcext:value-type="float">
            <text:p>38.51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8432" calcext:value-type="float">
            <text:p>38.50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20624" calcext:value-type="float">
            <text:p>38.52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624" calcext:value-type="float">
            <text:p>38.4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02336" calcext:value-type="float">
            <text:p>38.50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7096" calcext:value-type="float">
            <text:p>38.48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99288" calcext:value-type="float">
            <text:p>38.49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4048" calcext:value-type="float">
            <text:p>38.48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74904" calcext:value-type="float">
            <text:p>38.47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68808" calcext:value-type="float">
            <text:p>38.46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9664" calcext:value-type="float">
            <text:p>38.45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53568" calcext:value-type="float">
            <text:p>38.4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41376" calcext:value-type="float">
            <text:p>38.44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6136" calcext:value-type="float">
            <text:p>38.42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8328" calcext:value-type="float">
            <text:p>38.43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9184" calcext:value-type="float">
            <text:p>38.42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004" calcext:value-type="float">
            <text:p>38.42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3528" calcext:value-type="float">
            <text:p>38.4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23088" calcext:value-type="float">
            <text:p>38.42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401752" calcext:value-type="float">
            <text:p>38.40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5656" calcext:value-type="float">
            <text:p>38.39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956" calcext:value-type="float">
            <text:p>38.38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6408" calcext:value-type="float">
            <text:p>38.31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432" calcext:value-type="float">
            <text:p>38.3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1272" calcext:value-type="float">
            <text:p>38.37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3464" calcext:value-type="float">
            <text:p>38.3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77368" calcext:value-type="float">
            <text:p>38.37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20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336" calcext:value-type="float">
            <text:p>38.3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1648" calcext:value-type="float">
            <text:p>38.33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86" calcext:value-type="float">
            <text:p>38.3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5552" calcext:value-type="float">
            <text:p>38.32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7744" calcext:value-type="float">
            <text:p>38.33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384" calcext:value-type="float">
            <text:p>38.3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2128" calcext:value-type="float">
            <text:p>38.36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8224" calcext:value-type="float">
            <text:p>38.36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6032" calcext:value-type="float">
            <text:p>38.35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2984" calcext:value-type="float">
            <text:p>38.35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9936" calcext:value-type="float">
            <text:p>38.34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65176" calcext:value-type="float">
            <text:p>38.36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92608" calcext:value-type="float">
            <text:p>38.39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80416" calcext:value-type="float">
            <text:p>38.38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5908" calcext:value-type="float">
            <text:p>38.35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6888" calcext:value-type="float">
            <text:p>38.34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34696" calcext:value-type="float">
            <text:p>38.33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9456" calcext:value-type="float">
            <text:p>38.31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40792" calcext:value-type="float">
            <text:p>38.34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22504" calcext:value-type="float">
            <text:p>38.3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5072" calcext:value-type="float">
            <text:p>38.29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10312" calcext:value-type="float">
            <text:p>38.31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4216" calcext:value-type="float">
            <text:p>38.30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1168" calcext:value-type="float">
            <text:p>38.30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307264" calcext:value-type="float">
            <text:p>38.30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812" calcext:value-type="float">
            <text:p>38.29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9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8016" calcext:value-type="float">
            <text:p>38.2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1064" calcext:value-type="float">
            <text:p>38.2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716" calcext:value-type="float">
            <text:p>38.2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9832" calcext:value-type="float">
            <text:p>38.2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8976" calcext:value-type="float">
            <text:p>38.2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92024" calcext:value-type="float">
            <text:p>38.29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0208" calcext:value-type="float">
            <text:p>38.2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5928" calcext:value-type="float">
            <text:p>38.2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8288" calcext:value-type="float">
            <text:p>38.2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3736" calcext:value-type="float">
            <text:p>38.2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6784" calcext:value-type="float">
            <text:p>38.2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1544" calcext:value-type="float">
            <text:p>38.2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764" calcext:value-type="float">
            <text:p>38.26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5448" calcext:value-type="float">
            <text:p>38.2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64592" calcext:value-type="float">
            <text:p>38.26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24" calcext:value-type="float">
            <text:p>38.2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3256" calcext:value-type="float">
            <text:p>38.2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6304" calcext:value-type="float">
            <text:p>38.2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49352" calcext:value-type="float">
            <text:p>38.2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34112" calcext:value-type="float">
            <text:p>38.2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4968" calcext:value-type="float">
            <text:p>38.2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2192" calcext:value-type="float">
            <text:p>38.2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668" calcext:value-type="float">
            <text:p>38.2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8872" calcext:value-type="float">
            <text:p>38.2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9728" calcext:value-type="float">
            <text:p>38.2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15824" calcext:value-type="float">
            <text:p>38.2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94488" calcext:value-type="float">
            <text:p>38.1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9248" calcext:value-type="float">
            <text:p>38.17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5344" calcext:value-type="float">
            <text:p>38.18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62" calcext:value-type="float">
            <text:p>38.17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73152" calcext:value-type="float">
            <text:p>38.17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88392" calcext:value-type="float">
            <text:p>38.18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03632" calcext:value-type="float">
            <text:p>38.2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7056" calcext:value-type="float">
            <text:p>38.16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42672" calcext:value-type="float">
            <text:p>38.14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51816" calcext:value-type="float">
            <text:p>38.15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7432" calcext:value-type="float">
            <text:p>38.12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048" calcext:value-type="float">
            <text:p>38.1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8288" calcext:value-type="float">
            <text:p>38.11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6576" calcext:value-type="float">
            <text:p>38.136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33528" calcext:value-type="float">
            <text:p>38.13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1336" calcext:value-type="float">
            <text:p>38.12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24384" calcext:value-type="float">
            <text:p>38.1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524" calcext:value-type="float">
            <text:p>38.11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8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3904" calcext:value-type="float">
            <text:p>38.0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6096" calcext:value-type="float">
            <text:p>38.10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1712" calcext:value-type="float">
            <text:p>38.08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476" calcext:value-type="float">
            <text:p>38.0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9144" calcext:value-type="float">
            <text:p>38.10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8664" calcext:value-type="float">
            <text:p>38.07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87808" calcext:value-type="float">
            <text:p>38.08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6952" calcext:value-type="float">
            <text:p>38.09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12192" calcext:value-type="float">
            <text:p>38.11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5616" calcext:value-type="float">
            <text:p>38.07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90856" calcext:value-type="float">
            <text:p>38.09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03048" calcext:value-type="float">
            <text:p>38.10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72568" calcext:value-type="float">
            <text:p>38.07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7328" calcext:value-type="float">
            <text:p>38.05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0376" calcext:value-type="float">
            <text:p>38.06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3424" calcext:value-type="float">
            <text:p>38.06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952" calcext:value-type="float">
            <text:p>38.0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66472" calcext:value-type="float">
            <text:p>38.06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8184" calcext:value-type="float">
            <text:p>38.04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1232" calcext:value-type="float">
            <text:p>38.05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5136" calcext:value-type="float">
            <text:p>38.04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5428" calcext:value-type="float">
            <text:p>38.05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42088" calcext:value-type="float">
            <text:p>38.04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9896" calcext:value-type="float">
            <text:p>38.02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5992" calcext:value-type="float">
            <text:p>38.03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2944" calcext:value-type="float">
            <text:p>38.03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3904" calcext:value-type="float">
            <text:p>38.0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6848" calcext:value-type="float">
            <text:p>38.02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38" calcext:value-type="float">
            <text:p>38.02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20752" calcext:value-type="float">
            <text:p>38.02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4656" calcext:value-type="float">
            <text:p>38.01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7704" calcext:value-type="float">
            <text:p>38.01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11608" calcext:value-type="float">
            <text:p>38.01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6368" calcext:value-type="float">
            <text:p>37.99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856" calcext:value-type="float">
            <text:p>38.0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1128" calcext:value-type="float">
            <text:p>37.98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332" calcext:value-type="float">
            <text:p>37.99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9416" calcext:value-type="float">
            <text:p>37.99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2464" calcext:value-type="float">
            <text:p>38.00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005512" calcext:value-type="float">
            <text:p>38.00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4176" calcext:value-type="float">
            <text:p>37.98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87224" calcext:value-type="float">
            <text:p>37.98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90272" calcext:value-type="float">
            <text:p>37.99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5032" calcext:value-type="float">
            <text:p>37.97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1984" calcext:value-type="float">
            <text:p>37.97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8936" calcext:value-type="float">
            <text:p>37.96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4552" calcext:value-type="float">
            <text:p>37.94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76" calcext:value-type="float">
            <text:p>37.9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6744" calcext:value-type="float">
            <text:p>37.95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5888" calcext:value-type="float">
            <text:p>37.96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4072" calcext:value-type="float">
            <text:p>37.91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6284" calcext:value-type="float">
            <text:p>37.96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3696" calcext:value-type="float">
            <text:p>37.95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9792" calcext:value-type="float">
            <text:p>37.95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41504" calcext:value-type="float">
            <text:p>37.94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07976" calcext:value-type="float">
            <text:p>37.90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50648" calcext:value-type="float">
            <text:p>37.95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8456" calcext:value-type="float">
            <text:p>37.93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236" calcext:value-type="float">
            <text:p>37.93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6264" calcext:value-type="float">
            <text:p>37.92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0168" calcext:value-type="float">
            <text:p>37.92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35408" calcext:value-type="float">
            <text:p>37.93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98832" calcext:value-type="float">
            <text:p>37.89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1024" calcext:value-type="float">
            <text:p>37.91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1712" calcext:value-type="float">
            <text:p>37.9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3216" calcext:value-type="float">
            <text:p>37.92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616" calcext:value-type="float">
            <text:p>37.8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8352" calcext:value-type="float">
            <text:p>37.86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7016" calcext:value-type="float">
            <text:p>37.84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6056" calcext:value-type="float">
            <text:p>37.78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59208" calcext:value-type="float">
            <text:p>37.85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62256" calcext:value-type="float">
            <text:p>37.862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568" calcext:value-type="float">
            <text:p>37.8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43968" calcext:value-type="float">
            <text:p>37.84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3488" calcext:value-type="float">
            <text:p>37.81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9584" calcext:value-type="float">
            <text:p>37.81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4824" calcext:value-type="float">
            <text:p>37.83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8728" calcext:value-type="float">
            <text:p>37.82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31776" calcext:value-type="float">
            <text:p>37.83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52" calcext:value-type="float">
            <text:p>37.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996" calcext:value-type="float">
            <text:p>37.77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22632" calcext:value-type="float">
            <text:p>37.82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044" calcext:value-type="float">
            <text:p>37.81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7392" calcext:value-type="float">
            <text:p>37.80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16536" calcext:value-type="float">
            <text:p>37.81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1296" calcext:value-type="float">
            <text:p>37.80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804344" calcext:value-type="float">
            <text:p>37.80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8248" calcext:value-type="float">
            <text:p>37.79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3008" calcext:value-type="float">
            <text:p>37.78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92152" calcext:value-type="float">
            <text:p>37.79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7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89104" calcext:value-type="float">
            <text:p>37.78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6912" calcext:value-type="float">
            <text:p>37.77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0816" calcext:value-type="float">
            <text:p>37.77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1672" calcext:value-type="float">
            <text:p>37.76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8624" calcext:value-type="float">
            <text:p>37.75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2528" calcext:value-type="float">
            <text:p>37.75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73864" calcext:value-type="float">
            <text:p>37.77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3384" calcext:value-type="float">
            <text:p>37.74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472" calcext:value-type="float">
            <text:p>37.7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67768" calcext:value-type="float">
            <text:p>37.76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5096" calcext:value-type="float">
            <text:p>37.72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55576" calcext:value-type="float">
            <text:p>37.75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948" calcext:value-type="float">
            <text:p>37.74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0336" calcext:value-type="float">
            <text:p>37.74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46432" calcext:value-type="float">
            <text:p>37.74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1192" calcext:value-type="float">
            <text:p>37.73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7288" calcext:value-type="float">
            <text:p>37.73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5472" calcext:value-type="float">
            <text:p>37.68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5952" calcext:value-type="float">
            <text:p>37.71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2904" calcext:value-type="float">
            <text:p>37.712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8144" calcext:value-type="float">
            <text:p>37.72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19" calcext:value-type="float">
            <text:p>37.7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22048" calcext:value-type="float">
            <text:p>37.72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9856" calcext:value-type="float">
            <text:p>37.70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4616" calcext:value-type="float">
            <text:p>37.69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7664" calcext:value-type="float">
            <text:p>37.69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91568" calcext:value-type="float">
            <text:p>37.69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0712" calcext:value-type="float">
            <text:p>37.70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6808" calcext:value-type="float">
            <text:p>37.70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0376" calcext:value-type="float">
            <text:p>37.7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852" calcext:value-type="float">
            <text:p>37.68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82424" calcext:value-type="float">
            <text:p>37.68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6328" calcext:value-type="float">
            <text:p>37.67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9376" calcext:value-type="float">
            <text:p>37.67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1088" calcext:value-type="float">
            <text:p>37.66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0232" calcext:value-type="float">
            <text:p>37.67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67184" calcext:value-type="float">
            <text:p>37.66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7328" calcext:value-type="float">
            <text:p>37.6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1944" calcext:value-type="float">
            <text:p>37.65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5848" calcext:value-type="float">
            <text:p>37.64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804" calcext:value-type="float">
            <text:p>37.65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54992" calcext:value-type="float">
            <text:p>37.65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756" calcext:value-type="float">
            <text:p>37.62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8416" calcext:value-type="float">
            <text:p>37.61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6704" calcext:value-type="float">
            <text:p>37.63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3656" calcext:value-type="float">
            <text:p>37.63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9272" calcext:value-type="float">
            <text:p>37.60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0608" calcext:value-type="float">
            <text:p>37.63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15368" calcext:value-type="float">
            <text:p>37.61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3176" calcext:value-type="float">
            <text:p>37.60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4512" calcext:value-type="float">
            <text:p>37.62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39752" calcext:value-type="float">
            <text:p>37.63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00128" calcext:value-type="float">
            <text:p>37.60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708" calcext:value-type="float">
            <text:p>37.59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0984" calcext:value-type="float">
            <text:p>37.59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94032" calcext:value-type="float">
            <text:p>37.59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612" calcext:value-type="float">
            <text:p>37.53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7936" calcext:value-type="float">
            <text:p>37.58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2696" calcext:value-type="float">
            <text:p>37.57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5744" calcext:value-type="float">
            <text:p>37.57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9648" calcext:value-type="float">
            <text:p>37.569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184" calcext:value-type="float">
            <text:p>37.5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84888" calcext:value-type="float">
            <text:p>37.58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0504" calcext:value-type="float">
            <text:p>37.56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78792" calcext:value-type="float">
            <text:p>37.57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66" calcext:value-type="float">
            <text:p>37.56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2216" calcext:value-type="float">
            <text:p>37.54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7456" calcext:value-type="float">
            <text:p>37.55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4408" calcext:value-type="float">
            <text:p>37.55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5264" calcext:value-type="float">
            <text:p>37.54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5136" calcext:value-type="float">
            <text:p>37.5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6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63552" calcext:value-type="float">
            <text:p>37.56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48312" calcext:value-type="float">
            <text:p>37.54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3072" calcext:value-type="float">
            <text:p>37.53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088" calcext:value-type="float">
            <text:p>37.5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9168" calcext:value-type="float">
            <text:p>37.53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30024" calcext:value-type="float">
            <text:p>37.53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1736" calcext:value-type="float">
            <text:p>37.51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3448" calcext:value-type="float">
            <text:p>37.49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564" calcext:value-type="float">
            <text:p>37.50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7832" calcext:value-type="float">
            <text:p>37.51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3928" calcext:value-type="float">
            <text:p>37.52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14784" calcext:value-type="float">
            <text:p>37.51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26976" calcext:value-type="float">
            <text:p>37.52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8688" calcext:value-type="float">
            <text:p>37.50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6496" calcext:value-type="float">
            <text:p>37.49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502592" calcext:value-type="float">
            <text:p>37.50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9544" calcext:value-type="float">
            <text:p>37.49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4304" calcext:value-type="float">
            <text:p>37.48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7352" calcext:value-type="float">
            <text:p>37.48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8208" calcext:value-type="float">
            <text:p>37.47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7516" calcext:value-type="float">
            <text:p>37.47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2968" calcext:value-type="float">
            <text:p>37.46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81256" calcext:value-type="float">
            <text:p>37.48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904" calcext:value-type="float">
            <text:p>37.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69064" calcext:value-type="float">
            <text:p>37.46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6872" calcext:value-type="float">
            <text:p>37.45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0776" calcext:value-type="float">
            <text:p>37.45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3824" calcext:value-type="float">
            <text:p>37.45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7728" calcext:value-type="float">
            <text:p>37.44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1632" calcext:value-type="float">
            <text:p>37.44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5992" calcext:value-type="float">
            <text:p>37.4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4468" calcext:value-type="float">
            <text:p>37.44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5536" calcext:value-type="float">
            <text:p>37.43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8584" calcext:value-type="float">
            <text:p>37.43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32488" calcext:value-type="float">
            <text:p>37.43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3344" calcext:value-type="float">
            <text:p>37.42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2008" calcext:value-type="float">
            <text:p>37.40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0296" calcext:value-type="float">
            <text:p>37.42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944" calcext:value-type="float">
            <text:p>37.4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8104" calcext:value-type="float">
            <text:p>37.40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1152" calcext:value-type="float">
            <text:p>37.41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142" calcext:value-type="float">
            <text:p>37.41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896" calcext:value-type="float">
            <text:p>37.3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05056" calcext:value-type="float">
            <text:p>37.40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372" calcext:value-type="float">
            <text:p>37.38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7624" calcext:value-type="float">
            <text:p>37.37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92864" calcext:value-type="float">
            <text:p>37.39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9816" calcext:value-type="float">
            <text:p>37.38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6768" calcext:value-type="float">
            <text:p>37.38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80672" calcext:value-type="float">
            <text:p>37.38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2384" calcext:value-type="float">
            <text:p>37.36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4576" calcext:value-type="float">
            <text:p>37.37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5432" calcext:value-type="float">
            <text:p>37.36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71528" calcext:value-type="float">
            <text:p>37.371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9336" calcext:value-type="float">
            <text:p>37.35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0192" calcext:value-type="float">
            <text:p>37.35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5324" calcext:value-type="float">
            <text:p>37.35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1048" calcext:value-type="float">
            <text:p>37.34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7144" calcext:value-type="float">
            <text:p>37.34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8856" calcext:value-type="float">
            <text:p>37.32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44096" calcext:value-type="float">
            <text:p>37.34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8" calcext:value-type="float">
            <text:p>37.3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4952" calcext:value-type="float">
            <text:p>37.33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5808" calcext:value-type="float">
            <text:p>37.32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9712" calcext:value-type="float">
            <text:p>37.31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31904" calcext:value-type="float">
            <text:p>37.33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2276" calcext:value-type="float">
            <text:p>37.3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6664" calcext:value-type="float">
            <text:p>37.31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3616" calcext:value-type="float">
            <text:p>37.31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10568" calcext:value-type="float">
            <text:p>37.31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752" calcext:value-type="float">
            <text:p>37.3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9232" calcext:value-type="float">
            <text:p>37.28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4472" calcext:value-type="float">
            <text:p>37.30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5328" calcext:value-type="float">
            <text:p>37.29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01424" calcext:value-type="float">
            <text:p>37.30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9228" calcext:value-type="float">
            <text:p>37.29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6184" calcext:value-type="float">
            <text:p>37.28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3992" calcext:value-type="float">
            <text:p>37.27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7896" calcext:value-type="float">
            <text:p>37.26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80088" calcext:value-type="float">
            <text:p>37.28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704" calcext:value-type="float">
            <text:p>37.2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70944" calcext:value-type="float">
            <text:p>37.27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18" calcext:value-type="float">
            <text:p>37.26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2656" calcext:value-type="float">
            <text:p>37.25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8752" calcext:value-type="float">
            <text:p>37.25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64848" calcext:value-type="float">
            <text:p>37.26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55704" calcext:value-type="float">
            <text:p>37.25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9608" calcext:value-type="float">
            <text:p>37.24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3512" calcext:value-type="float">
            <text:p>37.24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28272" calcext:value-type="float">
            <text:p>37.22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34368" calcext:value-type="float">
            <text:p>37.23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2928" calcext:value-type="float">
            <text:p>37.142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9024" calcext:value-type="float">
            <text:p>37.14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5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45976" calcext:value-type="float">
            <text:p>37.14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988" calcext:value-type="float">
            <text:p>37.13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3784" calcext:value-type="float">
            <text:p>37.13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6832" calcext:value-type="float">
            <text:p>37.13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464" calcext:value-type="float">
            <text:p>37.1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7688" calcext:value-type="float">
            <text:p>37.12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30736" calcext:value-type="float">
            <text:p>37.13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8544" calcext:value-type="float">
            <text:p>37.11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2448" calcext:value-type="float">
            <text:p>37.11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21592" calcext:value-type="float">
            <text:p>37.12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94" calcext:value-type="float">
            <text:p>37.10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6352" calcext:value-type="float">
            <text:p>37.10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15496" calcext:value-type="float">
            <text:p>37.11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3304" calcext:value-type="float">
            <text:p>37.10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00256" calcext:value-type="float">
            <text:p>37.10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5016" calcext:value-type="float">
            <text:p>37.08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7208" calcext:value-type="float">
            <text:p>37.09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8064" calcext:value-type="float">
            <text:p>37.08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1112" calcext:value-type="float">
            <text:p>37.09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892" calcext:value-type="float">
            <text:p>37.07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81968" calcext:value-type="float">
            <text:p>37.08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5872" calcext:value-type="float">
            <text:p>37.07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9776" calcext:value-type="float">
            <text:p>37.06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72824" calcext:value-type="float">
            <text:p>37.07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368" calcext:value-type="float">
            <text:p>37.0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7584" calcext:value-type="float">
            <text:p>37.05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6728" calcext:value-type="float">
            <text:p>37.06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60632" calcext:value-type="float">
            <text:p>37.06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4536" calcext:value-type="float">
            <text:p>37.05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51488" calcext:value-type="float">
            <text:p>37.05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9296" calcext:value-type="float">
            <text:p>37.03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42344" calcext:value-type="float">
            <text:p>37.042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7104" calcext:value-type="float">
            <text:p>37.02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6248" calcext:value-type="float">
            <text:p>37.03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30152" calcext:value-type="float">
            <text:p>37.03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24056" calcext:value-type="float">
            <text:p>37.02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7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9672" calcext:value-type="float">
            <text:p>36.99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8816" calcext:value-type="float">
            <text:p>37.00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14912" calcext:value-type="float">
            <text:p>37.01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3576" calcext:value-type="float">
            <text:p>36.99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5768" calcext:value-type="float">
            <text:p>37.00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0272" calcext:value-type="float">
            <text:p>37.0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6624" calcext:value-type="float">
            <text:p>36.99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6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5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2136" calcext:value-type="float">
            <text:p>36.90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3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8336" calcext:value-type="float">
            <text:p>36.97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90528" calcext:value-type="float">
            <text:p>36.99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81384" calcext:value-type="float">
            <text:p>36.98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224" calcext:value-type="float">
            <text:p>36.9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3952" calcext:value-type="float">
            <text:p>36.95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6144" calcext:value-type="float">
            <text:p>36.96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4-0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176" calcext:value-type="float">
            <text:p>36.9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9568" calcext:value-type="float">
            <text:p>36.92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0048" calcext:value-type="float">
            <text:p>36.96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9192" calcext:value-type="float">
            <text:p>36.96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7" calcext:value-type="float">
            <text:p>36.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75288" calcext:value-type="float">
            <text:p>36.97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63096" calcext:value-type="float">
            <text:p>36.96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50904" calcext:value-type="float">
            <text:p>36.950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8712" calcext:value-type="float">
            <text:p>36.93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4808" calcext:value-type="float">
            <text:p>36.94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5664" calcext:value-type="float">
            <text:p>36.93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47856" calcext:value-type="float">
            <text:p>36.94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3472" calcext:value-type="float">
            <text:p>36.92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5184" calcext:value-type="float">
            <text:p>36.90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32616" calcext:value-type="float">
            <text:p>36.93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4328" calcext:value-type="float">
            <text:p>36.91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7376" calcext:value-type="float">
            <text:p>36.91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1128" calcext:value-type="float">
            <text:p>36.9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9088" calcext:value-type="float">
            <text:p>36.89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08232" calcext:value-type="float">
            <text:p>36.90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0424" calcext:value-type="float">
            <text:p>36.92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9944" calcext:value-type="float">
            <text:p>36.88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1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1656" calcext:value-type="float">
            <text:p>36.87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7752" calcext:value-type="float">
            <text:p>36.87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74704" calcext:value-type="float">
            <text:p>36.87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6416" calcext:value-type="float">
            <text:p>36.85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3368" calcext:value-type="float">
            <text:p>36.85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7272" calcext:value-type="float">
            <text:p>36.84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556" calcext:value-type="float">
            <text:p>36.86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9464" calcext:value-type="float">
            <text:p>36.85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10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4224" calcext:value-type="float">
            <text:p>36.84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41176" calcext:value-type="float">
            <text:p>36.84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5032" calcext:value-type="float">
            <text:p>36.8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62512" calcext:value-type="float">
            <text:p>36.86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2032" calcext:value-type="float">
            <text:p>36.83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8984" calcext:value-type="float">
            <text:p>36.82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508" calcext:value-type="float">
            <text:p>36.83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9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5936" calcext:value-type="float">
            <text:p>36.82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0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0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0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0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8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0696" calcext:value-type="float">
            <text:p>36.81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3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3744" calcext:value-type="float">
            <text:p>36.81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984" calcext:value-type="float">
            <text:p>36.8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46" calcext:value-type="float">
            <text:p>36.80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1552" calcext:value-type="float">
            <text:p>36.80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16792" calcext:value-type="float">
            <text:p>36.81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5456" calcext:value-type="float">
            <text:p>36.79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19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98504" calcext:value-type="float">
            <text:p>36.79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07648" calcext:value-type="float">
            <text:p>36.80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22888" calcext:value-type="float">
            <text:p>36.82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7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38128" calcext:value-type="float">
            <text:p>36.83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G-030</text:p>
          </table:table-cell>
          <table:table-cell office:value-type="string" calcext:value-type="string">
            <text:p>2013-06-1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808" calcext:value-type="float">
            <text:p>36.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57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6740" meta:object-count="0"/>
    <meta:user-defined meta:name="AppVersion">3.0</meta:user-defined>
  </office:meta>
</office:document-meta>
</file>